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9.71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4" table:default-cell-style-name="ce10"/>
        <table:table-column table:style-name="co6" table:number-columns-repeated="1023" table:default-cell-style-name="ce10"/>
        <table:table-row table:style-name="ro1">
          <table:table-cell table:style-name="ce1" office:value-type="string" calcext:value-type="string">
            <text:p>Evaluation with HeiST data (no neutral sentences):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Counts total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931 Sentences total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Gold (HeiST):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oldstandard without neutral sente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Standard: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" office:value-type="string" calcext:value-type="string">
            <text:p>No Shifter: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161" calcext:value-type="float">
            <text:p>161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Negation only: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57" calcext:value-type="float">
            <text:p>157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5" office:value-type="string" calcext:value-type="string">
            <text:p>System</text:p>
          </table:table-cell>
          <table:table-cell table:style-name="ce5" office:value-type="string" calcext:value-type="string">
            <text:p>Acc</text:p>
          </table:table-cell>
          <table:table-cell table:style-name="ce18"/>
          <table:table-cell table:style-name="ce23" office:value-type="string" calcext:value-type="string">
            <text:p>"+”</text:p>
          </table:table-cell>
          <table:table-cell table:style-name="ce24"/>
          <table:table-cell table:style-name="ce18"/>
          <table:table-cell table:style-name="ce23" office:value-type="string" calcext:value-type="string">
            <text:p>"-"</text:p>
          </table:table-cell>
          <table:table-cell table:style-name="ce24"/>
          <table:table-cell table:style-name="ce18"/>
          <table:table-cell table:style-name="ce23" office:value-type="string" calcext:value-type="string">
            <text:p>Average</text:p>
          </table:table-cell>
          <table:table-cell table:style-name="ce2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/>
          <table:table-cell table:style-name="ce15"/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R</text:p>
          </table:table-cell>
          <table:table-cell table:style-name="ce25" office:value-type="string" calcext:value-type="string">
            <text:p>F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7" office:value-type="string" calcext:value-type="string">
            <text:p>Standard</text:p>
          </table:table-cell>
          <table:table-cell table:style-name="ce16" table:formula="of:=552/931" office:value-type="percentage" office:value="0.592910848549946" calcext:value-type="percentage">
            <text:p>59.29%</text:p>
          </table:table-cell>
          <table:table-cell table:style-name="ce20" office:value-type="percentage" office:value="0.763963963963964" calcext:value-type="percentage">
            <text:p>76.40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6" office:value-type="percentage" office:value="0.731034482758621" calcext:value-type="percentage">
            <text:p>73.10%</text:p>
          </table:table-cell>
          <table:table-cell table:style-name="ce20" office:value-type="percentage" office:value="0.581818181818182" calcext:value-type="percentage">
            <text:p>58.18%</text:p>
          </table:table-cell>
          <table:table-cell table:style-name="ce20" office:value-type="percentage" office:value="0.392638036809816" calcext:value-type="percentage">
            <text:p>39.26%</text:p>
          </table:table-cell>
          <table:table-cell table:style-name="ce26" office:value-type="percentage" office:value="0.468864468864469" calcext:value-type="percentage">
            <text:p>46.89%</text:p>
          </table:table-cell>
          <table:table-cell table:style-name="ce20" table:formula="of:=([.C11]+[.F11])/2" office:value-type="percentage" office:value="0.672891072891073" calcext:value-type="percentage">
            <text:p>67.29%</text:p>
          </table:table-cell>
          <table:table-cell table:style-name="ce20" table:formula="of:=([.D11]+[.G11])/2" office:value-type="percentage" office:value="0.546732241545404" calcext:value-type="percentage">
            <text:p>54.67%</text:p>
          </table:table-cell>
          <table:table-cell table:style-name="ce26" table:formula="of:=2*([.I11]*[.J11]/([.I11]+[.J11]))" office:value-type="percentage" office:value="0.603286670963011" calcext:value-type="percentage">
            <text:p>60.3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No Shifter</text:p>
          </table:table-cell>
          <table:table-cell table:style-name="ce17" table:formula="of:=537/931" office:value-type="percentage" office:value="0.576799140708915" calcext:value-type="percentage">
            <text:p>57.68%</text:p>
          </table:table-cell>
          <table:table-cell table:style-name="ce21" office:value-type="percentage" office:value="0.755434782608696" calcext:value-type="percentage">
            <text:p>75.54%</text:p>
          </table:table-cell>
          <table:table-cell table:style-name="ce21" office:value-type="percentage" office:value="0.689256198347107" calcext:value-type="percentage">
            <text:p>68.93%</text:p>
          </table:table-cell>
          <table:table-cell table:style-name="ce27" office:value-type="percentage" office:value="0.720829732065687" calcext:value-type="percentage">
            <text:p>72.08%</text:p>
          </table:table-cell>
          <table:table-cell table:style-name="ce21" office:value-type="percentage" office:value="0.55045871559633" calcext:value-type="percentage">
            <text:p>55.05%</text:p>
          </table:table-cell>
          <table:table-cell table:style-name="ce21" office:value-type="percentage" office:value="0.368098159509202" calcext:value-type="percentage">
            <text:p>36.81%</text:p>
          </table:table-cell>
          <table:table-cell table:style-name="ce27" office:value-type="percentage" office:value="0.441176470588235" calcext:value-type="percentage">
            <text:p>44.12%</text:p>
          </table:table-cell>
          <table:table-cell table:style-name="ce29" table:formula="of:=([.C12]+[.F12])/2" office:value-type="percentage" office:value="0.652946749102513" calcext:value-type="percentage">
            <text:p>65.29%</text:p>
          </table:table-cell>
          <table:table-cell table:style-name="ce29" table:formula="of:=([.D12]+[.G12])/2" office:value-type="percentage" office:value="0.528677178928155" calcext:value-type="percentage">
            <text:p>52.87%</text:p>
          </table:table-cell>
          <table:table-cell table:style-name="ce30" table:formula="of:=2*([.I12]*[.J12]/([.I12]+[.J12]))" office:value-type="percentage" office:value="0.584277344283548" calcext:value-type="percentage">
            <text:p>58.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9" office:value-type="string" calcext:value-type="string">
            <text:p>Negation only</text:p>
          </table:table-cell>
          <table:table-cell table:style-name="ce17" table:formula="of:=548/931" office:value-type="percentage" office:value="0.588614393125671" calcext:value-type="percentage">
            <text:p>58.86%</text:p>
          </table:table-cell>
          <table:table-cell table:style-name="ce22" office:value-type="percentage" office:value="0.758497316636851" calcext:value-type="percentage">
            <text:p>75.85%</text:p>
          </table:table-cell>
          <table:table-cell table:style-name="ce20" office:value-type="percentage" office:value="0.700826446280992" calcext:value-type="percentage">
            <text:p>70.08%</text:p>
          </table:table-cell>
          <table:table-cell table:style-name="ce28" office:value-type="percentage" office:value="0.728522336769759" calcext:value-type="percentage">
            <text:p>72.85%</text:p>
          </table:table-cell>
          <table:table-cell table:style-name="ce22" office:value-type="percentage" office:value="0.576744186046512" calcext:value-type="percentage">
            <text:p>57.67%</text:p>
          </table:table-cell>
          <table:table-cell table:style-name="ce22" office:value-type="percentage" office:value="0.380368098159509" calcext:value-type="percentage">
            <text:p>38.04%</text:p>
          </table:table-cell>
          <table:table-cell table:style-name="ce28" office:value-type="percentage" office:value="0.458410351201479" calcext:value-type="percentage">
            <text:p>45.84%</text:p>
          </table:table-cell>
          <table:table-cell table:style-name="ce22" table:formula="of:=([.C13]+[.F13])/2" office:value-type="percentage" office:value="0.667620751341682" calcext:value-type="percentage">
            <text:p>66.76%</text:p>
          </table:table-cell>
          <table:table-cell table:style-name="ce22" table:formula="of:=([.D13]+[.G13])/2" office:value-type="percentage" office:value="0.54059727222025" calcext:value-type="percentage">
            <text:p>54.06%</text:p>
          </table:table-cell>
          <table:table-cell table:style-name="ce28" table:formula="of:=2*([.I13]*[.J13]/([.I13]+[.J13]))" office:value-type="percentage" office:value="0.597431837656156" calcext:value-type="percentage">
            <text:p>59.7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8:27:00.0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3M41S</meta:editing-duration>
    <meta:editing-cycles>100</meta:editing-cycles>
    <meta:generator>LibreOffice/5.2.3.3$Windows_x86 LibreOffice_project/d54a8868f08a7b39642414cf2c8ef2f228f780cf</meta:generator>
    <dc:date>2017-02-07T18:37:09.636000000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